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fo:min-height="1.436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line-height="100%" fo:text-align="center" fo:text-indent="0cm" style:line-break="strict"/>
    </style:style>
    <style:style style:name="P4" style:family="paragraph">
      <loext:graphic-properties draw:fill="none"/>
      <style:paragraph-properties fo:margin-left="0cm" fo:margin-right="0cm" fo:line-height="100%" fo:text-align="center" fo:text-indent="0cm" style:line-break="strict"/>
    </style:style>
    <style:style style:name="T1" style:family="text">
      <style:text-properties fo:color="#ccff00" fo:font-size="13pt" style:font-size-asian="13pt" style:font-size-complex="13pt"/>
    </style:style>
    <style:style style:name="T2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Jesus my Lord my God my all<text:line-break/><text:span text:style-name="T1">(Henry Collins)</text:span></text:p>
          </draw:text-box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Jesus, my Lord, my God, my all!</text:p>
              </text:list-item>
              <text:list-item>
                <text:p>How can I love Thee as I ought?</text:p>
              </text:list-item>
              <text:list-item>
                <text:p>And how revere this wondrous gift,</text:p>
              </text:list-item>
              <text:list-item>
                <text:p>So far surpassing hope or though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Sweet Sacrament, we Thee adore!</text:p>
              </text:list-item>
              <text:list-item>
                <text:p>Oh, make us love Thee more and more.</text:p>
              </text:list-item>
              <text:list-item>
                <text:p>Oh, make us love Thee more and mo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Had I but Mary's sinless heart</text:p>
              </text:list-item>
              <text:list-item>
                <text:p>With which to love Thee, dearest King,</text:p>
              </text:list-item>
              <text:list-item>
                <text:p>Oh, with what ever fervent praise,</text:p>
              </text:list-item>
              <text:list-item>
                <text:p>Thy goodness, Jesus, would I sing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Sweet Sacrament, we Thee adore!</text:p>
              </text:list-item>
              <text:list-item>
                <text:p>Oh, make us love Thee more and more.</text:p>
              </text:list-item>
              <text:list-item>
                <text:p>Oh, make us love Thee more and mo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Thy Body, Soul and Godhead, all!</text:p>
              </text:list-item>
              <text:list-item>
                <text:p>O mystery of love divine!</text:p>
              </text:list-item>
              <text:list-item>
                <text:p>I cannot compass all I have,</text:p>
              </text:list-item>
              <text:list-item>
                <text:p>For all Thou hast and art is min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Sweet Sacrament, we Thee adore!</text:p>
              </text:list-item>
              <text:list-item>
                <text:p>Oh, make us love Thee more and more.</text:p>
              </text:list-item>
              <text:list-item>
                <text:p>Oh, make us love Thee more and mo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Sound, then, His praises higher still,</text:p>
              </text:list-item>
              <text:list-item>
                <text:p>And come, ye angels, to our aid;</text:p>
              </text:list-item>
              <text:list-item>
                <text:p>For this is God, the very God</text:p>
              </text:list-item>
              <text:list-item>
                <text:p>Who hath both men and angels mad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Sweet Sacrament, we Thee adore!</text:p>
              </text:list-item>
              <text:list-item>
                <text:p>Oh, make us love Thee more and more.</text:p>
              </text:list-item>
              <text:list-item>
                <text:p>Oh, make us love Thee more and more.</text:p>
              </text:list-item>
            </text:list>
          </draw:text-box>
        </draw:frame>
        <draw:frame draw:style-name="gr2" draw:text-style-name="P4" draw:layer="layout" svg:width="22.4cm" svg:height="1.686cm" svg:x="3cm" svg:y="18.4cm">
          <draw:text-box>
            <text:p text:style-name="P3"><text:span text:style-name="T2">Words &amp; Music: Henry Colling</text:span></text:p>
            <text:p text:style-name="P3"><text:span text:style-name="T2">©Public Domain</text:span></text:p>
            <text:p text:style-name="P3"><text:span text:style-name="T2">Used by Permission. CCLI License #89350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6-05-28T17:28:20.068620518</dc:date>
    <dc:creator>irvy </dc:creator>
    <meta:editing-duration>PT2H12M8S</meta:editing-duration>
    <meta:editing-cycles>29</meta:editing-cycles>
    <meta:generator>LibreOffice/5.0.3.2$Linux_X86_64 LibreOffice_project/00m0$Build-2</meta:generator>
    <meta:document-statistic meta:object-count="59"/>
  </office:meta>
</office:document-meta>
</file>